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51">
        <text:h text:style-name="Heading_20_3" text:outline-level="3">Preferences</text:h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1" meta:character-count="11"/>
    <dc:date>2015-05-09T11:12:06.10</dc:date>
    <meta:editing-duration>P0D</meta:editing-duration>
    <meta:editing-cycles>1</meta:editing-cycles>
    <meta:generator>OpenOffice/4.1.1$Win32 OpenOffice.org_project/411m6$Build-9775</meta:generator>
  </office:meta>
</office:document-meta>
</file>